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fill-color="#0066b3" draw:textarea-horizontal-align="justify" draw:textarea-vertical-align="middle" draw:auto-grow-height="false" fo:min-height="0.174cm" fo:min-width="0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2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2.161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6cm" fo:min-width="0cm"/>
    </style:style>
    <style:style style:name="gr10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ed1c24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ed1c24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6pt" style:font-size-asian="8pt" style:font-size-complex="8pt"/>
    </style:style>
    <style:style style:name="P5" style:family="paragraph">
      <style:paragraph-properties fo:text-align="center"/>
      <style:text-properties fo:background-color="#fff200"/>
    </style:style>
    <style:style style:name="P6" style:family="paragraph">
      <loext:graphic-properties draw:fill="none" draw:fill-color="#ffffff"/>
      <style:paragraph-properties fo:text-align="center"/>
      <style:text-properties fo:font-size="6pt" fo:background-color="#fff200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6pt"/>
    </style:style>
    <style:style style:name="P9" style:family="paragraph">
      <loext:graphic-properties draw:fill="none" draw:fill-color="#ffffff"/>
      <style:text-properties fo:font-size="5pt"/>
    </style:style>
    <style:style style:name="P10" style:family="paragraph">
      <loext:graphic-properties draw:fill="none" draw:fill-color="#ffffff"/>
      <style:text-properties fo:font-size="4pt" style:font-size-asian="6pt" style:font-size-complex="6pt"/>
    </style:style>
    <style:style style:name="P11" style:family="paragraph">
      <loext:graphic-properties draw:fill-color="#fff200"/>
      <style:paragraph-properties fo:text-align="center"/>
    </style:style>
    <style:style style:name="P12" style:family="paragraph">
      <style:text-properties fo:font-size="5pt"/>
    </style:style>
    <style:style style:name="P13" style:family="paragraph">
      <style:text-properties fo:color="#ce181e" fo:font-size="5pt"/>
    </style:style>
    <style:style style:name="P14" style:family="paragraph">
      <loext:graphic-properties draw:fill="none" draw:fill-color="#ffffff"/>
      <style:text-properties fo:color="#ce181e" fo:font-size="5pt"/>
    </style:style>
    <style:style style:name="T1" style:family="text">
      <style:text-properties fo:font-size="6pt" style:font-size-asian="8pt" style:font-size-complex="8pt"/>
    </style:style>
    <style:style style:name="T2" style:family="text">
      <style:text-properties fo:font-size="6pt" fo:background-color="#fff200"/>
    </style:style>
    <style:style style:name="T3" style:family="text">
      <style:text-properties fo:font-size="6pt"/>
    </style:style>
    <style:style style:name="T4" style:family="text">
      <style:text-properties fo:color="#0066b3" fo:font-size="5pt"/>
    </style:style>
    <style:style style:name="T5" style:family="text">
      <style:text-properties fo:color="#0066b3" fo:font-size="5pt" style:font-size-asian="6pt" style:font-size-complex="6pt"/>
    </style:style>
    <style:style style:name="T6" style:family="text">
      <style:text-properties fo:color="#ed1c24" fo:font-size="5pt"/>
    </style:style>
    <style:style style:name="T7" style:family="text">
      <style:text-properties fo:font-size="5pt"/>
    </style:style>
    <style:style style:name="T8" style:family="text">
      <style:text-properties fo:font-size="4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0.6cm" svg:x="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1.3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6cm" svg:y1="4.1cm" svg:x2="7.1cm" svg:y2="4.1cm">
          <text:p/>
        </draw:line>
        <draw:line draw:style-name="gr3" draw:text-style-name="P3" draw:layer="layout" svg:x1="9.8cm" svg:y1="4.089cm" svg:x2="11.3cm" svg:y2="4.089cm">
          <text:p/>
        </draw:line>
        <draw:frame draw:style-name="gr4" draw:text-style-name="P4" draw:layer="layout" svg:width="1.6cm" svg:height="0.489cm" svg:x="4.6cm" svg:y="3.411cm">
          <draw:text-box>
            <text:p><text:span text:style-name="T1">root node</text:span></text:p>
          </draw:text-box>
        </draw:frame>
        <draw:frame draw:style-name="gr4" draw:text-style-name="P6" draw:layer="layout" svg:width="0.801cm" svg:height="0.489cm" svg:x="7.099cm" svg:y="3.411cm">
          <draw:text-box>
            <text:p text:style-name="P5"><text:span text:style-name="T2">A/</text:span></text:p>
          </draw:text-box>
        </draw:frame>
        <draw:custom-shape draw:style-name="gr2" draw:text-style-name="P2" draw:layer="layout" svg:width="0.6cm" svg:height="0.6cm" svg:x="7.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7cm" svg:y1="4.1cm" svg:x2="9.2cm" svg:y2="4.1cm">
          <text:p/>
        </draw:line>
        <draw:frame draw:style-name="gr4" draw:text-style-name="P8" draw:layer="layout" svg:width="1cm" svg:height="0.489cm" svg:x="9.1cm" svg:y="3.4cm">
          <draw:text-box>
            <text:p text:style-name="P7"><text:span text:style-name="T2">B/</text:span><text:span text:style-name="T3">C/</text:span></text:p>
          </draw:text-box>
        </draw:frame>
        <draw:frame draw:style-name="gr4" draw:text-style-name="P8" draw:layer="layout" svg:width="0.801cm" svg:height="0.489cm" svg:x="11.2cm" svg:y="3.411cm">
          <draw:text-box>
            <text:p text:style-name="P7"><text:span text:style-name="T3">D/</text:span></text:p>
          </draw:text-box>
        </draw:frame>
        <draw:frame draw:style-name="gr5" draw:text-style-name="P9" draw:layer="layout" svg:width="1.738cm" svg:height="0.848cm" svg:x="9.5cm" svg:y="7.9cm">
          <draw:text-box>
            <text:p><text:span text:style-name="T4">1 </text:span><text:span text:style-name="T5">read</text:span><text:span text:style-name="T4">-lock</text:span></text:p>
            <text:p><text:span text:style-name="T6">0 write-lock</text:span></text:p>
            <text:p><text:span text:style-name="T7">1 locks in childs</text:span></text:p>
          </draw:text-box>
        </draw:frame>
        <draw:frame draw:style-name="gr6" draw:text-style-name="P10" draw:layer="layout" svg:width="2.822cm" svg:height="0.408cm" svg:x="9.6cm" svg:y="8.592cm">
          <draw:text-box>
            <text:p><text:span text:style-name="T8">HNRWL_creation_of_new_node3.odg</text:span></text:p>
          </draw:text-box>
        </draw:frame>
        <draw:custom-shape draw:style-name="gr1" draw:text-style-name="P1" draw:layer="layout" svg:width="0.6cm" svg:height="0.6cm" svg:x="5.001cm" svg:y="7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6cm" svg:height="0.6cm" svg:x="8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1.301cm" svg:y="7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601cm" svg:y1="7.501cm" svg:x2="7.101cm" svg:y2="7.501cm">
          <text:p/>
        </draw:line>
        <draw:frame draw:style-name="gr4" draw:text-style-name="P4" draw:layer="layout" svg:width="1.6cm" svg:height="0.489cm" svg:x="4.601cm" svg:y="6.812cm">
          <draw:text-box>
            <text:p><text:span text:style-name="T1">root node</text:span></text:p>
          </draw:text-box>
        </draw:frame>
        <draw:frame draw:style-name="gr4" draw:text-style-name="P8" draw:layer="layout" svg:width="0.801cm" svg:height="0.489cm" svg:x="7.1cm" svg:y="6.812cm">
          <draw:text-box>
            <text:p text:style-name="P7"><text:span text:style-name="T3">A/</text:span></text:p>
          </draw:text-box>
        </draw:frame>
        <draw:custom-shape draw:style-name="gr2" draw:text-style-name="P2" draw:layer="layout" svg:width="0.6cm" svg:height="0.6cm" svg:x="7.1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701cm" svg:y1="7.501cm" svg:x2="8.5cm" svg:y2="7.5cm">
          <text:p/>
        </draw:line>
        <draw:frame draw:style-name="gr4" draw:text-style-name="P8" draw:layer="layout" svg:width="1cm" svg:height="0.489cm" svg:x="8.501cm" svg:y="6.801cm">
          <draw:text-box>
            <text:p text:style-name="P7"><text:span text:style-name="T3">B/</text:span></text:p>
          </draw:text-box>
        </draw:frame>
        <draw:frame draw:style-name="gr4" draw:text-style-name="P8" draw:layer="layout" svg:width="0.801cm" svg:height="0.489cm" svg:x="11.201cm" svg:y="6.812cm">
          <draw:text-box>
            <text:p text:style-name="P7"><text:span text:style-name="T3">D/</text:span></text:p>
          </draw:text-box>
        </draw:frame>
        <draw:custom-shape draw:style-name="gr2" draw:text-style-name="P2" draw:layer="layout" svg:width="0.6cm" svg:height="0.6cm" svg:x="9.9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cm" svg:height="0.489cm" svg:x="9.8cm" svg:y="6.8cm">
          <draw:text-box>
            <text:p text:style-name="P7"><text:span text:style-name="T3">C/</text:span></text:p>
          </draw:text-box>
        </draw:frame>
        <draw:line draw:style-name="gr3" draw:text-style-name="P3" draw:layer="layout" svg:x1="9.101cm" svg:y1="7.5cm" svg:x2="9.9cm" svg:y2="7.499cm">
          <text:p/>
        </draw:line>
        <draw:line draw:style-name="gr3" draw:text-style-name="P3" draw:layer="layout" svg:x1="10.5cm" svg:y1="7.501cm" svg:x2="11.299cm" svg:y2="7.5cm">
          <text:p/>
        </draw:line>
        <draw:frame draw:style-name="gr5" draw:text-style-name="P9" draw:layer="layout" svg:width="1.738cm" svg:height="0.848cm" svg:x="11.062cm" svg:y="7.9cm">
          <draw:text-box>
            <text:p><text:span text:style-name="T4">1 </text:span><text:span text:style-name="T5">read</text:span><text:span text:style-name="T4">-lock</text:span></text:p>
            <text:p><text:span text:style-name="T6">0 write-lock</text:span></text:p>
            <text:p><text:span text:style-name="T7">0 locks in childs</text:span></text:p>
          </draw:text-box>
        </draw:frame>
        <draw:frame draw:style-name="gr5" draw:text-style-name="P9" draw:layer="layout" svg:width="1.738cm" svg:height="0.848cm" svg:x="8.1cm" svg:y="7.9cm">
          <draw:text-box>
            <text:p><text:span text:style-name="T4">0 </text:span><text:span text:style-name="T5">read</text:span><text:span text:style-name="T4">-lock</text:span></text:p>
            <text:p><text:span text:style-name="T6">0 write-lock</text:span></text:p>
            <text:p><text:span text:style-name="T7">2 locks in childs</text:span></text:p>
          </draw:text-box>
        </draw:frame>
        <draw:frame draw:style-name="gr5" draw:text-style-name="P9" draw:layer="layout" svg:width="1.738cm" svg:height="0.848cm" svg:x="6.6cm" svg:y="7.9cm">
          <draw:text-box>
            <text:p><text:span text:style-name="T4">1 </text:span><text:span text:style-name="T5">read</text:span><text:span text:style-name="T4">-lock</text:span></text:p>
            <text:p><text:span text:style-name="T6">0 write-lock</text:span></text:p>
            <text:p><text:span text:style-name="T7">2 locks in childs</text:span></text:p>
          </draw:text-box>
        </draw:frame>
        <draw:frame draw:style-name="gr5" draw:text-style-name="P9" draw:layer="layout" svg:width="1.738cm" svg:height="0.848cm" svg:x="4.7cm" svg:y="7.9cm">
          <draw:text-box>
            <text:p><text:span text:style-name="T4">0 </text:span><text:span text:style-name="T5">read</text:span><text:span text:style-name="T4">-lock</text:span></text:p>
            <text:p><text:span text:style-name="T6">0 write-lock</text:span></text:p>
            <text:p><text:span text:style-name="T7">3 locks in childs</text:span></text:p>
          </draw:text-box>
        </draw:frame>
        <draw:frame draw:style-name="gr8" draw:text-style-name="P9" draw:layer="layout" svg:width="1.239cm" svg:height="0.45cm" svg:x="6.8cm" svg:y="4.3cm">
          <draw:text-box>
            <text:p text:style-name="P12">(pParent)</text:p>
          </draw:text-box>
        </draw:frame>
        <draw:frame draw:style-name="gr8" draw:text-style-name="P9" draw:layer="layout" svg:width="1.116cm" svg:height="0.45cm" svg:x="9cm" svg:y="4.3cm">
          <draw:text-box>
            <text:p text:style-name="P12">(pChild)</text:p>
          </draw:text-box>
        </draw:frame>
        <draw:frame draw:style-name="gr8" draw:text-style-name="P9" draw:layer="layout" svg:width="1.239cm" svg:height="0.45cm" svg:x="6.801cm" svg:y="7.7cm">
          <draw:text-box>
            <text:p text:style-name="P12">(pParent)</text:p>
          </draw:text-box>
        </draw:frame>
        <draw:custom-shape draw:style-name="gr7" draw:text-style-name="P11" draw:layer="layout" svg:width="0.6cm" svg:height="0.6cm" svg:x="8.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cm" svg:height="0.489cm" svg:x="8.501cm" svg:y="5.3cm">
          <draw:text-box>
            <text:p text:style-name="P7"><text:span text:style-name="T3">B/</text:span></text:p>
          </draw:text-box>
        </draw:frame>
        <draw:frame draw:style-name="gr8" draw:text-style-name="P9" draw:layer="layout" svg:width="1.361cm" svg:height="0.45cm" svg:x="8.1cm" svg:y="6.199cm">
          <draw:text-box>
            <text:p text:style-name="P12">(newNode)</text:p>
          </draw:text-box>
        </draw:frame>
        <draw:frame draw:style-name="gr8" draw:text-style-name="P9" draw:layer="layout" svg:width="1.116cm" svg:height="0.45cm" svg:x="8.284cm" svg:y="7.7cm">
          <draw:text-box>
            <text:p text:style-name="P12">(pChild)</text:p>
          </draw:text-box>
        </draw:frame>
        <draw:custom-shape draw:style-name="gr7" draw:text-style-name="P11" draw:layer="layout" svg:width="0.6cm" svg:height="0.6cm" svg:x="9.9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1.301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0.801cm" svg:height="0.489cm" svg:x="11.201cm" svg:y="5.3cm">
          <draw:text-box>
            <text:p text:style-name="P7"><text:span text:style-name="T3">D/</text:span></text:p>
          </draw:text-box>
        </draw:frame>
        <draw:line draw:style-name="gr3" draw:text-style-name="P3" draw:layer="layout" svg:x1="10.5cm" svg:y1="5.989cm" svg:x2="11.299cm" svg:y2="5.988cm">
          <text:p/>
        </draw:line>
        <draw:frame draw:style-name="gr9" draw:text-style-name="P8" draw:layer="layout" svg:width="1cm" svg:height="0.496cm" svg:x="9.8cm" svg:y="5.304cm">
          <draw:text-box>
            <text:p text:style-name="P7"><text:span text:style-name="T3">B/C/</text:span></text:p>
          </draw:text-box>
        </draw:frame>
        <draw:line draw:style-name="gr3" draw:text-style-name="P3" draw:layer="layout" svg:x1="9.101cm" svg:y1="6.001cm" svg:x2="9.9cm" svg:y2="6cm">
          <text:p/>
        </draw:line>
        <draw:line draw:style-name="gr10" draw:text-style-name="P3" draw:layer="layout" svg:x1="9.5cm" svg:y1="4.7cm" svg:x2="9.5cm" svg:y2="5.2cm">
          <text:p/>
        </draw:line>
        <draw:line draw:style-name="gr11" draw:text-style-name="P3" draw:layer="layout" svg:x1="9.5cm" svg:y1="5.2cm" svg:x2="9.9cm" svg:y2="5.7cm">
          <text:p/>
        </draw:line>
        <draw:frame draw:style-name="gr8" draw:text-style-name="P14" draw:layer="layout" svg:width="2.792cm" svg:height="0.45cm" svg:x="9.3cm" svg:y="4.7cm">
          <draw:text-box>
            <text:p text:style-name="P13">2. Emplace with move-CTOR</text:p>
          </draw:text-box>
        </draw:frame>
        <draw:line draw:style-name="gr12" draw:text-style-name="P3" draw:layer="layout" svg:x1="8.8cm" svg:y1="5.4cm" svg:x2="9.2cm" svg:y2="4.6cm">
          <text:p/>
        </draw:line>
        <draw:frame draw:style-name="gr8" draw:text-style-name="P14" draw:layer="layout" svg:width="2.094cm" svg:height="0.45cm" svg:x="7.006cm" svg:y="4.85cm">
          <draw:text-box>
            <text:p text:style-name="P13">4. Move-assignment</text:p>
          </draw:text-box>
        </draw:frame>
        <draw:frame draw:style-name="gr8" draw:text-style-name="P14" draw:layer="layout" svg:width="1.941cm" svg:height="0.45cm" svg:x="6.759cm" svg:y="5.8cm">
          <draw:text-box>
            <text:p text:style-name="P13">1. Create on stack</text:p>
          </draw:text-box>
        </draw:frame>
        <draw:line draw:style-name="gr12" draw:text-style-name="P3" draw:layer="layout" svg:x1="11.2cm" svg:y1="5.3cm" svg:x2="10.5cm" svg:y2="5.5cm">
          <text:p/>
        </draw:line>
        <draw:frame draw:style-name="gr8" draw:text-style-name="P14" draw:layer="layout" svg:width="2.047cm" svg:height="0.45cm" svg:x="11.008cm" svg:y="5cm">
          <draw:text-box>
            <text:p text:style-name="P13">3. Move-assign „C/“</text:p>
          </draw:text-box>
        </draw:frame>
        <draw:line draw:style-name="gr13" draw:text-style-name="P3" draw:layer="layout" svg:x1="4.5cm" svg:y1="6.7cm" svg:x2="12.9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20:38:16.393402562</meta:creation-date>
    <dc:date>2018-08-31T23:20:06.567073541</dc:date>
    <meta:editing-duration>PT42M35S</meta:editing-duration>
    <meta:editing-cycles>10</meta:editing-cycles>
    <meta:generator>LibreOffice/6.0.5.2$Linux_X86_64 LibreOffice_project/00m0$Build-2</meta:generator>
    <meta:document-statistic meta:object-count="53"/>
  </office:meta>
</office:document-meta>
</file>